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4fc1ff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dcdcaa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4fc1ff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Colour changing</text:p>
      <text:p text:style-name="P2"/>
      <text:p text:style-name="P3"><text:span text:style-name="T1">const</text:span> <text:span text:style-name="T2">colSquares</text:span> <text:span text:style-name="T3">=</text:span> <text:span text:style-name="T4">document</text:span>.<text:span text:style-name="T5">querySelectorAll</text:span>(<text:span text:style-name="T6">".colSquare"</text:span>)</text:p>
      <text:p text:style-name="P3"><text:span text:style-name="T2">colSquares</text:span>.<text:span text:style-name="T5">forEach</text:span>((<text:span text:style-name="T4">e</text:span>)<text:span text:style-name="T1">=&gt;</text:span>{</text:p>
      <text:p text:style-name="P4">    <text:span text:style-name="T7">e</text:span><text:span text:style-name="T8">.</text:span><text:span text:style-name="T7">style</text:span><text:span text:style-name="T8">.</text:span><text:span text:style-name="T7">backgroundColor</text:span><text:span text:style-name="T8"> </text:span><text:span text:style-name="T9">=</text:span><text:span text:style-name="T8"> </text:span><text:span text:style-name="T10">`rgb</text:span><text:span text:style-name="T11">${</text:span><text:span text:style-name="T7">e</text:span><text:span text:style-name="T9">.</text:span><text:span text:style-name="T7">textContent</text:span><text:span text:style-name="T11">}</text:span><text:span text:style-name="T10">`</text:span><text:span text:style-name="T8">;</text:span></text:p>
      <text:p text:style-name="P4">    <text:span text:style-name="T7">e</text:span><text:span text:style-name="T8">.</text:span><text:span text:style-name="T7">style</text:span><text:span text:style-name="T8">.</text:span><text:span text:style-name="T7">fontSize</text:span><text:span text:style-name="T8"> </text:span><text:span text:style-name="T9">=</text:span><text:span text:style-name="T8"> </text:span><text:span text:style-name="T10">"0px"</text:span></text:p>
      <text:p text:style-name="P4">    </text:p>
      <text:p text:style-name="P4">    <text:span text:style-name="T7">e</text:span><text:span text:style-name="T8">.</text:span><text:span text:style-name="T12">addEventListener</text:span><text:span text:style-name="T8">(</text:span><text:span text:style-name="T10">"click"</text:span><text:span text:style-name="T8">,()</text:span><text:span text:style-name="T11">=&gt;</text:span><text:span text:style-name="T8">{</text:span></text:p>
      <text:p text:style-name="P4">        <text:span text:style-name="T12">colSquareFun</text:span><text:span text:style-name="T8">(</text:span><text:span text:style-name="T7">e</text:span><text:span text:style-name="T8">.</text:span><text:span text:style-name="T7">textContent</text:span><text:span text:style-name="T8">)</text:span></text:p>
      <text:p text:style-name="P4">    <text:span text:style-name="T8">})</text:span></text:p>
      <text:p text:style-name="P4">    </text:p>
      <text:p text:style-name="P3">})</text:p>
      <text:p text:style-name="P2"/>
      <text:p text:style-name="P3"><text:span text:style-name="T1">const</text:span> <text:span text:style-name="T5">colSquareFun</text:span> <text:span text:style-name="T3">=</text:span> (<text:span text:style-name="T4">colourText</text:span>)<text:span text:style-name="T1">=&gt;</text:span>{</text:p>
      <text:p text:style-name="P2"/>
      <text:p text:style-name="P4">    <text:span text:style-name="T11">let</text:span><text:span text:style-name="T8"> </text:span><text:span text:style-name="T7">parsedText</text:span><text:span text:style-name="T8"> </text:span><text:span text:style-name="T9">=</text:span><text:span text:style-name="T8"> </text:span><text:span text:style-name="T7">colourText</text:span><text:span text:style-name="T8">.</text:span><text:span text:style-name="T12">split</text:span><text:span text:style-name="T8">(</text:span><text:span text:style-name="T10">","</text:span><text:span text:style-name="T8">)</text:span></text:p>
      <text:p text:style-name="P4">    <text:span text:style-name="T7">console</text:span><text:span text:style-name="T8">.</text:span><text:span text:style-name="T12">log</text:span><text:span text:style-name="T8">(</text:span><text:span text:style-name="T7">parsedText</text:span><text:span text:style-name="T8">)</text:span></text:p>
      <text:p text:style-name="P2"/>
      <text:p text:style-name="P4">    <text:span text:style-name="T11">let</text:span><text:span text:style-name="T8"> </text:span><text:span text:style-name="T7">r</text:span><text:span text:style-name="T8"> </text:span><text:span text:style-name="T9">=</text:span><text:span text:style-name="T8"> </text:span><text:span text:style-name="T7">parsedText</text:span><text:span text:style-name="T8">[</text:span><text:span text:style-name="T13">0</text:span><text:span text:style-name="T8">].</text:span><text:span text:style-name="T12">split</text:span><text:span text:style-name="T8">(</text:span><text:span text:style-name="T10">"("</text:span><text:span text:style-name="T8">)</text:span></text:p>
      <text:p text:style-name="P4">    <text:span text:style-name="T7">r</text:span><text:span text:style-name="T8"> </text:span><text:span text:style-name="T9">=</text:span><text:span text:style-name="T8"> </text:span><text:span text:style-name="T12">parseInt</text:span><text:span text:style-name="T8">(</text:span><text:span text:style-name="T7">r</text:span><text:span text:style-name="T8">[</text:span><text:span text:style-name="T13">1</text:span><text:span text:style-name="T8">])</text:span></text:p>
      <text:p text:style-name="P4">    </text:p>
      <text:p text:style-name="P4">    <text:span text:style-name="T11">let</text:span><text:span text:style-name="T8"> </text:span><text:span text:style-name="T7">g</text:span><text:span text:style-name="T8"> </text:span><text:span text:style-name="T9">=</text:span><text:span text:style-name="T8"> </text:span><text:span text:style-name="T7">parsedText</text:span><text:span text:style-name="T8">[</text:span><text:span text:style-name="T13">1</text:span><text:span text:style-name="T8">]</text:span></text:p>
      <text:p text:style-name="P4">    <text:span text:style-name="T7">g</text:span><text:span text:style-name="T8"> </text:span><text:span text:style-name="T9">=</text:span><text:span text:style-name="T8"> </text:span><text:span text:style-name="T12">parseInt</text:span><text:span text:style-name="T8">(</text:span><text:span text:style-name="T7">g</text:span><text:span text:style-name="T8">)</text:span></text:p>
      <text:p text:style-name="P4">    </text:p>
      <text:p text:style-name="P4">    <text:span text:style-name="T11">let</text:span><text:span text:style-name="T8"> </text:span><text:span text:style-name="T7">b</text:span><text:span text:style-name="T8"> </text:span><text:span text:style-name="T9">=</text:span><text:span text:style-name="T8"> </text:span><text:span text:style-name="T7">parsedText</text:span><text:span text:style-name="T8">[</text:span><text:span text:style-name="T13">2</text:span><text:span text:style-name="T8">].</text:span><text:span text:style-name="T12">split</text:span><text:span text:style-name="T8">(</text:span><text:span text:style-name="T10">")"</text:span><text:span text:style-name="T8">)</text:span></text:p>
      <text:p text:style-name="P4">    <text:span text:style-name="T7">b</text:span><text:span text:style-name="T8"> </text:span><text:span text:style-name="T9">=</text:span><text:span text:style-name="T8"> </text:span><text:span text:style-name="T12">parseInt</text:span><text:span text:style-name="T8">(</text:span><text:span text:style-name="T7">b</text:span><text:span text:style-name="T8">)</text:span></text:p>
      <text:p text:style-name="P4">    </text:p>
      <text:p text:style-name="P4">    <text:span text:style-name="T7">red</text:span><text:span text:style-name="T8"> </text:span><text:span text:style-name="T9">=</text:span><text:span text:style-name="T8"> </text:span><text:span text:style-name="T7">r</text:span></text:p>
      <text:p text:style-name="P4">    <text:span text:style-name="T7">green</text:span><text:span text:style-name="T8"> </text:span><text:span text:style-name="T9">=</text:span><text:span text:style-name="T8"> </text:span><text:span text:style-name="T7">g</text:span></text:p>
      <text:p text:style-name="P4">    <text:span text:style-name="T7">blue</text:span><text:span text:style-name="T8"> </text:span><text:span text:style-name="T9">=</text:span><text:span text:style-name="T8"> </text:span><text:span text:style-name="T7">b</text:span></text:p>
      <text:p text:style-name="P2"/>
      <text:p text:style-name="P4">            <text:span text:style-name="T14">ctx</text:span><text:span text:style-name="T8">.</text:span><text:span text:style-name="T7">fillStyle</text:span><text:span text:style-name="T8"> </text:span><text:span text:style-name="T9">=</text:span><text:span text:style-name="T8"> </text:span><text:span text:style-name="T10">`rgb(</text:span><text:span text:style-name="T11">${</text:span><text:span text:style-name="T7">red</text:span><text:span text:style-name="T11">}</text:span><text:span text:style-name="T10">,</text:span><text:span text:style-name="T11">${</text:span><text:span text:style-name="T7">green</text:span><text:span text:style-name="T11">}</text:span><text:span text:style-name="T10">,</text:span><text:span text:style-name="T11">${</text:span><text:span text:style-name="T7">blue</text:span><text:span text:style-name="T11">}</text:span><text:span text:style-name="T10">)`</text:span><text:span text:style-name="T8">;</text:span></text:p>
      <text:p text:style-name="P4">        <text:span text:style-name="T14">colourDisplay</text:span><text:span text:style-name="T8">.</text:span><text:span text:style-name="T7">style</text:span><text:span text:style-name="T8">.</text:span><text:span text:style-name="T7">backgroundColor</text:span><text:span text:style-name="T8"> </text:span><text:span text:style-name="T9">=</text:span><text:span text:style-name="T8"> </text:span><text:span text:style-name="T10">`rgb(</text:span><text:span text:style-name="T11">${</text:span><text:span text:style-name="T7">red</text:span><text:span text:style-name="T11">}</text:span><text:span text:style-name="T10">,</text:span><text:span text:style-name="T11">${</text:span><text:span text:style-name="T7">green</text:span><text:span text:style-name="T11">}</text:span><text:span text:style-name="T10">,</text:span><text:span text:style-name="T11">${</text:span><text:span text:style-name="T7">blue</text:span><text:span text:style-name="T11">}</text:span><text:span text:style-name="T10">)`</text:span><text:span text:style-name="T8">;</text:span></text:p>
      <text:p text:style-name="P2"/>
      <text:p text:style-name="P4">        <text:span text:style-name="T14">rTxt</text:span><text:span text:style-name="T8">.</text:span><text:span text:style-name="T7">textContent</text:span><text:span text:style-name="T9">=</text:span><text:span text:style-name="T10">`Red: </text:span><text:span text:style-name="T11">${</text:span><text:span text:style-name="T7">red</text:span><text:span text:style-name="T11">}</text:span><text:span text:style-name="T10">`</text:span><text:span text:style-name="T8">;</text:span></text:p>
      <text:p text:style-name="P4">        <text:span text:style-name="T14">gTxt</text:span><text:span text:style-name="T8">.</text:span><text:span text:style-name="T7">textContent</text:span><text:span text:style-name="T9">=</text:span><text:span text:style-name="T10">`green: </text:span><text:span text:style-name="T11">${</text:span><text:span text:style-name="T7">green</text:span><text:span text:style-name="T11">}</text:span><text:span text:style-name="T10">`</text:span><text:span text:style-name="T8">;</text:span></text:p>
      <text:p text:style-name="P4">        <text:span text:style-name="T14">bTxt</text:span><text:span text:style-name="T8">.</text:span><text:span text:style-name="T7">textContent</text:span><text:span text:style-name="T9">=</text:span><text:span text:style-name="T10">`Blue: </text:span><text:span text:style-name="T11">${</text:span><text:span text:style-name="T7">blue</text:span><text:span text:style-name="T11">}</text:span><text:span text:style-name="T10">`</text:span><text:span text:style-name="T8">;</text:span></text:p>
      <text:p text:style-name="P3">}</text:p>
      <text:p text:style-name="P5"/>
      <text:p text:style-name="P3"><text:span text:style-name="T1">const</text:span> <text:span text:style-name="T2">colBtns</text:span> <text:span text:style-name="T3">=</text:span> <text:span text:style-name="T4">document</text:span>.<text:span text:style-name="T5">querySelectorAll</text:span>(<text:span text:style-name="T6">".colBtn"</text:span>)</text:p>
      <text:p text:style-name="P3"><text:span text:style-name="T1">const</text:span> <text:span text:style-name="T2">colourDisplay</text:span> <text:span text:style-name="T3">=</text:span> <text:span text:style-name="T4">document</text:span>.<text:span text:style-name="T5">getElementById</text:span>(<text:span text:style-name="T6">"colourDisplay"</text:span>)</text:p>
      <text:p text:style-name="P2"/>
      <text:p text:style-name="P3"><text:span text:style-name="T1">const</text:span> <text:span text:style-name="T2">rTxt</text:span> <text:span text:style-name="T3">=</text:span> <text:span text:style-name="T4">document</text:span>.<text:span text:style-name="T5">getElementById</text:span>(<text:span text:style-name="T6">"rTxt"</text:span>)</text:p>
      <text:p text:style-name="P3"><text:span text:style-name="T1">const</text:span> <text:span text:style-name="T2">gTxt</text:span> <text:span text:style-name="T3">=</text:span> <text:span text:style-name="T4">document</text:span>.<text:span text:style-name="T5">getElementById</text:span>(<text:span text:style-name="T6">"gTxt"</text:span>)</text:p>
      <text:p text:style-name="P3"><text:span text:style-name="T1">const</text:span> <text:span text:style-name="T2">bTxt</text:span> <text:span text:style-name="T3">=</text:span> <text:span text:style-name="T4">document</text:span>.<text:span text:style-name="T5">getElementById</text:span>(<text:span text:style-name="T6">"bTxt"</text:span>)</text:p>
      <text:p text:style-name="P2"/>
      <text:p text:style-name="P3"><text:span text:style-name="T2">colBtns</text:span>.<text:span text:style-name="T5">forEach</text:span>((<text:span text:style-name="T4">e</text:span>)<text:span text:style-name="T1">=&gt;</text:span>{</text:p>
      <text:p text:style-name="P4">    <text:span text:style-name="T7">e</text:span><text:span text:style-name="T8">.</text:span><text:span text:style-name="T12">addEventListener</text:span><text:span text:style-name="T8">(</text:span><text:span text:style-name="T10">"mousedown"</text:span><text:span text:style-name="T8">,()</text:span><text:span text:style-name="T11">=&gt;</text:span><text:span text:style-name="T8">{</text:span></text:p>
      <text:p text:style-name="P4">        <text:span text:style-name="T11">let</text:span><text:span text:style-name="T8"> </text:span><text:span text:style-name="T7">colPressed</text:span><text:span text:style-name="T8"> </text:span><text:span text:style-name="T9">=</text:span><text:span text:style-name="T8"> </text:span><text:span text:style-name="T11">true</text:span></text:p>
      <text:p text:style-name="P2"/>
      <text:p text:style-name="P4"><text:soft-page-break/>                 <text:span text:style-name="T12">updateColNum</text:span><text:span text:style-name="T8">(</text:span><text:span text:style-name="T7">e</text:span><text:span text:style-name="T8">)</text:span></text:p>
      <text:p text:style-name="P2"/>
      <text:p text:style-name="P4">       </text:p>
      <text:p text:style-name="P4">    </text:p>
      <text:p text:style-name="P4">    <text:span text:style-name="T7">e</text:span><text:span text:style-name="T8">.</text:span><text:span text:style-name="T12">addEventListener</text:span><text:span text:style-name="T8">(</text:span><text:span text:style-name="T10">"mouseup"</text:span><text:span text:style-name="T8">,()</text:span><text:span text:style-name="T11">=&gt;</text:span><text:span text:style-name="T8">{</text:span></text:p>
      <text:p text:style-name="P2"/>
      <text:p text:style-name="P4">            <text:span text:style-name="T7">colPressed</text:span><text:span text:style-name="T9">=</text:span><text:span text:style-name="T11">false</text:span></text:p>
      <text:p text:style-name="P4">            <text:span text:style-name="T12">clearInterval</text:span><text:span text:style-name="T8">(</text:span><text:span text:style-name="T7">addCol</text:span><text:span text:style-name="T8">)</text:span></text:p>
      <text:p text:style-name="P4">        <text:span text:style-name="T8">})</text:span></text:p>
      <text:p text:style-name="P4">        </text:p>
      <text:p text:style-name="P4">        <text:span text:style-name="T15">if</text:span><text:span text:style-name="T8">(</text:span><text:span text:style-name="T7">colPressed</text:span><text:span text:style-name="T8">){</text:span></text:p>
      <text:p text:style-name="P4">            <text:span text:style-name="T11">var</text:span><text:span text:style-name="T8"> </text:span><text:span text:style-name="T7">addCol</text:span><text:span text:style-name="T8"> </text:span><text:span text:style-name="T9">=</text:span><text:span text:style-name="T8"> </text:span><text:span text:style-name="T12">setInterval</text:span><text:span text:style-name="T8">(()</text:span><text:span text:style-name="T11">=&gt;</text:span><text:span text:style-name="T8">{</text:span></text:p>
      <text:p text:style-name="P4">                <text:span text:style-name="T12">updateColNum</text:span><text:span text:style-name="T8">(</text:span><text:span text:style-name="T7">e</text:span><text:span text:style-name="T8">)</text:span></text:p>
      <text:p text:style-name="P5"/>
      <text:p text:style-name="P4">            <text:span text:style-name="T8">},</text:span><text:span text:style-name="T13">100</text:span><text:span text:style-name="T8">)</text:span></text:p>
      <text:p text:style-name="P4">            </text:p>
      <text:p text:style-name="P4">        <text:span text:style-name="T8">}</text:span></text:p>
      <text:p text:style-name="P4">        <text:span text:style-name="T8">})</text:span></text:p>
      <text:p text:style-name="P2"/>
      <text:p text:style-name="P4">        <text:span text:style-name="T8">})</text:span></text:p>
      <text:p text:style-name="P2"/>
      <text:p text:style-name="P3"><text:span text:style-name="T4">colBtns</text:span>.<text:span text:style-name="T5">forEach</text:span>((<text:span text:style-name="T4">e</text:span>)<text:span text:style-name="T1">=&gt;</text:span>{</text:p>
      <text:p text:style-name="P4">    <text:span text:style-name="T7">e</text:span><text:span text:style-name="T8">.</text:span><text:span text:style-name="T12">addEventListener</text:span><text:span text:style-name="T8">(</text:span><text:span text:style-name="T10">"touchstart"</text:span><text:span text:style-name="T8">,()</text:span><text:span text:style-name="T11">=&gt;</text:span><text:span text:style-name="T8">{</text:span></text:p>
      <text:p text:style-name="P4">        <text:span text:style-name="T11">let</text:span><text:span text:style-name="T8"> </text:span><text:span text:style-name="T7">colPressed</text:span><text:span text:style-name="T8"> </text:span><text:span text:style-name="T9">=</text:span><text:span text:style-name="T8"> </text:span><text:span text:style-name="T11">true</text:span></text:p>
      <text:p text:style-name="P2"/>
      <text:p text:style-name="P4">       </text:p>
      <text:p text:style-name="P4">    </text:p>
      <text:p text:style-name="P4">    <text:span text:style-name="T7">e</text:span><text:span text:style-name="T8">.</text:span><text:span text:style-name="T12">addEventListener</text:span><text:span text:style-name="T8">(</text:span><text:span text:style-name="T10">"touchend"</text:span><text:span text:style-name="T8">,()</text:span><text:span text:style-name="T11">=&gt;</text:span><text:span text:style-name="T8">{</text:span></text:p>
      <text:p text:style-name="P4">      </text:p>
      <text:p text:style-name="P4">            <text:span text:style-name="T7">colPressed</text:span><text:span text:style-name="T9">=</text:span><text:span text:style-name="T11">false</text:span></text:p>
      <text:p text:style-name="P4">            <text:span text:style-name="T12">clearInterval</text:span><text:span text:style-name="T8">(</text:span><text:span text:style-name="T7">addCol</text:span><text:span text:style-name="T8">)</text:span></text:p>
      <text:p text:style-name="P4">        <text:span text:style-name="T8">})</text:span></text:p>
      <text:p text:style-name="P4">        </text:p>
      <text:p text:style-name="P4">        <text:span text:style-name="T15">if</text:span><text:span text:style-name="T8">(</text:span><text:span text:style-name="T7">colPressed</text:span><text:span text:style-name="T8">){</text:span></text:p>
      <text:p text:style-name="P4">            <text:span text:style-name="T11">var</text:span><text:span text:style-name="T8"> </text:span><text:span text:style-name="T7">addCol</text:span><text:span text:style-name="T8"> </text:span><text:span text:style-name="T9">=</text:span><text:span text:style-name="T8"> </text:span><text:span text:style-name="T12">setInterval</text:span><text:span text:style-name="T8">(()</text:span><text:span text:style-name="T11">=&gt;</text:span><text:span text:style-name="T8">{</text:span></text:p>
      <text:p text:style-name="P4">                <text:span text:style-name="T12">updateColNum</text:span><text:span text:style-name="T8">(</text:span><text:span text:style-name="T7">e</text:span><text:span text:style-name="T8">)</text:span></text:p>
      <text:p text:style-name="P5"/>
      <text:p text:style-name="P4">            <text:span text:style-name="T8">},</text:span><text:span text:style-name="T13">100</text:span><text:span text:style-name="T8">)</text:span></text:p>
      <text:p text:style-name="P4">            </text:p>
      <text:p text:style-name="P4">        <text:span text:style-name="T8">}</text:span></text:p>
      <text:p text:style-name="P4">        <text:span text:style-name="T8">})</text:span></text:p>
      <text:p text:style-name="P2"/>
      <text:p text:style-name="P4">        <text:span text:style-name="T8">})</text:span></text:p>
      <text:p text:style-name="P2"/>
      <text:p text:style-name="P3"><text:span text:style-name="T1">const</text:span> <text:span text:style-name="T5">updateColNum</text:span> <text:span text:style-name="T3">=</text:span> (<text:span text:style-name="T4">e</text:span>)<text:span text:style-name="T1">=&gt;</text:span>{</text:p>
      <text:p text:style-name="P4">        <text:span text:style-name="T15">switch</text:span><text:span text:style-name="T8">(</text:span><text:span text:style-name="T11">true</text:span><text:span text:style-name="T8">){</text:span></text:p>
      <text:p text:style-name="P4">            <text:span text:style-name="T15">case</text:span><text:span text:style-name="T8"> </text:span><text:span text:style-name="T7">e</text:span><text:span text:style-name="T8">.</text:span><text:span text:style-name="T7">classList</text:span><text:span text:style-name="T8">.</text:span><text:span text:style-name="T12">contains</text:span><text:span text:style-name="T8">(</text:span><text:span text:style-name="T10">"rBtn"</text:span><text:span text:style-name="T8">):</text:span></text:p>
      <text:p text:style-name="P4">                <text:span text:style-name="T15">if</text:span><text:span text:style-name="T8">(</text:span><text:span text:style-name="T7">e</text:span><text:span text:style-name="T8">.</text:span><text:span text:style-name="T7">textContent</text:span><text:span text:style-name="T9">==</text:span><text:span text:style-name="T10">"+"</text:span><text:span text:style-name="T8"> </text:span><text:span text:style-name="T9">&amp;&amp;</text:span><text:span text:style-name="T8"> </text:span><text:span text:style-name="T7">red</text:span><text:span text:style-name="T9">&lt;</text:span><text:span text:style-name="T13">255</text:span><text:span text:style-name="T8">){</text:span></text:p>
      <text:p text:style-name="P4">                    <text:span text:style-name="T7">red</text:span><text:span text:style-name="T9">+=</text:span><text:span text:style-name="T13">1</text:span></text:p>
      <text:p text:style-name="P4"><text:soft-page-break/>                <text:span text:style-name="T8">}</text:span></text:p>
      <text:p text:style-name="P4">                <text:span text:style-name="T15">if</text:span><text:span text:style-name="T8">(</text:span><text:span text:style-name="T7">e</text:span><text:span text:style-name="T8">.</text:span><text:span text:style-name="T7">textContent</text:span><text:span text:style-name="T9">==</text:span><text:span text:style-name="T10">"-"</text:span><text:span text:style-name="T8"> </text:span><text:span text:style-name="T9">&amp;&amp;</text:span><text:span text:style-name="T8"> </text:span><text:span text:style-name="T7">red</text:span><text:span text:style-name="T9">&gt;</text:span><text:span text:style-name="T13">0</text:span><text:span text:style-name="T8">){</text:span></text:p>
      <text:p text:style-name="P4">                    <text:span text:style-name="T7">red</text:span><text:span text:style-name="T9">-=</text:span><text:span text:style-name="T13">1</text:span></text:p>
      <text:p text:style-name="P4">                <text:span text:style-name="T8">}</text:span></text:p>
      <text:p text:style-name="P4">                <text:span text:style-name="T7">rTxt</text:span><text:span text:style-name="T8">.</text:span><text:span text:style-name="T7">textContent</text:span><text:span text:style-name="T9">=</text:span><text:span text:style-name="T10">`Red: </text:span><text:span text:style-name="T11">${</text:span><text:span text:style-name="T7">red</text:span><text:span text:style-name="T11">}</text:span><text:span text:style-name="T10">`</text:span><text:span text:style-name="T8">;</text:span></text:p>
      <text:p text:style-name="P4">            <text:span text:style-name="T15">break</text:span><text:span text:style-name="T8">;</text:span></text:p>
      <text:p text:style-name="P2"/>
      <text:p text:style-name="P4">            <text:span text:style-name="T15">case</text:span><text:span text:style-name="T8"> </text:span><text:span text:style-name="T7">e</text:span><text:span text:style-name="T8">.</text:span><text:span text:style-name="T7">classList</text:span><text:span text:style-name="T8">.</text:span><text:span text:style-name="T12">contains</text:span><text:span text:style-name="T8">(</text:span><text:span text:style-name="T10">"gBtn"</text:span><text:span text:style-name="T8">):</text:span></text:p>
      <text:p text:style-name="P4">                <text:span text:style-name="T15">if</text:span><text:span text:style-name="T8">(</text:span><text:span text:style-name="T7">e</text:span><text:span text:style-name="T8">.</text:span><text:span text:style-name="T7">textContent</text:span><text:span text:style-name="T9">==</text:span><text:span text:style-name="T10">"+"</text:span><text:span text:style-name="T8"> </text:span><text:span text:style-name="T9">&amp;&amp;</text:span><text:span text:style-name="T8"> </text:span><text:span text:style-name="T7">green</text:span><text:span text:style-name="T9">&lt;</text:span><text:span text:style-name="T13">255</text:span><text:span text:style-name="T8">){</text:span></text:p>
      <text:p text:style-name="P4">                    <text:span text:style-name="T7">green</text:span><text:span text:style-name="T9">+=</text:span><text:span text:style-name="T13">1</text:span></text:p>
      <text:p text:style-name="P4">                <text:span text:style-name="T8">}</text:span></text:p>
      <text:p text:style-name="P4">                <text:span text:style-name="T15">if</text:span><text:span text:style-name="T8">(</text:span><text:span text:style-name="T7">e</text:span><text:span text:style-name="T8">.</text:span><text:span text:style-name="T7">textContent</text:span><text:span text:style-name="T9">==</text:span><text:span text:style-name="T10">"-"</text:span><text:span text:style-name="T8"> </text:span><text:span text:style-name="T9">&amp;&amp;</text:span><text:span text:style-name="T8"> </text:span><text:span text:style-name="T7">green</text:span><text:span text:style-name="T9">&gt;</text:span><text:span text:style-name="T13">0</text:span><text:span text:style-name="T8">){</text:span></text:p>
      <text:p text:style-name="P4">                    <text:span text:style-name="T7">green</text:span><text:span text:style-name="T9">-=</text:span><text:span text:style-name="T13">1</text:span></text:p>
      <text:p text:style-name="P4">                <text:span text:style-name="T8">}</text:span></text:p>
      <text:p text:style-name="P4">                 <text:span text:style-name="T7">gTxt</text:span><text:span text:style-name="T8">.</text:span><text:span text:style-name="T7">textContent</text:span><text:span text:style-name="T9">=</text:span><text:span text:style-name="T10">`green: </text:span><text:span text:style-name="T11">${</text:span><text:span text:style-name="T7">green</text:span><text:span text:style-name="T11">}</text:span><text:span text:style-name="T10">`</text:span><text:span text:style-name="T8">;</text:span></text:p>
      <text:p text:style-name="P4">            <text:span text:style-name="T15">break</text:span><text:span text:style-name="T8">;</text:span></text:p>
      <text:p text:style-name="P2"/>
      <text:p text:style-name="P4">            <text:span text:style-name="T15">case</text:span><text:span text:style-name="T8"> </text:span><text:span text:style-name="T7">e</text:span><text:span text:style-name="T8">.</text:span><text:span text:style-name="T7">classList</text:span><text:span text:style-name="T8">.</text:span><text:span text:style-name="T12">contains</text:span><text:span text:style-name="T8">(</text:span><text:span text:style-name="T10">"bBtn"</text:span><text:span text:style-name="T8">):</text:span></text:p>
      <text:p text:style-name="P4">                <text:span text:style-name="T15">if</text:span><text:span text:style-name="T8">(</text:span><text:span text:style-name="T7">e</text:span><text:span text:style-name="T8">.</text:span><text:span text:style-name="T7">textContent</text:span><text:span text:style-name="T9">==</text:span><text:span text:style-name="T10">"+"</text:span><text:span text:style-name="T8"> </text:span><text:span text:style-name="T9">&amp;&amp;</text:span><text:span text:style-name="T8"> </text:span><text:span text:style-name="T7">blue</text:span><text:span text:style-name="T9">&lt;</text:span><text:span text:style-name="T13">255</text:span><text:span text:style-name="T8">){</text:span></text:p>
      <text:p text:style-name="P4">                    <text:span text:style-name="T7">blue</text:span><text:span text:style-name="T9">+=</text:span><text:span text:style-name="T13">1</text:span></text:p>
      <text:p text:style-name="P4">                <text:span text:style-name="T8">}</text:span></text:p>
      <text:p text:style-name="P4">                <text:span text:style-name="T15">if</text:span><text:span text:style-name="T8">(</text:span><text:span text:style-name="T7">e</text:span><text:span text:style-name="T8">.</text:span><text:span text:style-name="T7">textContent</text:span><text:span text:style-name="T9">==</text:span><text:span text:style-name="T10">"-"</text:span><text:span text:style-name="T8"> </text:span><text:span text:style-name="T9">&amp;&amp;</text:span><text:span text:style-name="T8"> </text:span><text:span text:style-name="T7">blue</text:span><text:span text:style-name="T9">&gt;</text:span><text:span text:style-name="T13">0</text:span><text:span text:style-name="T8">){</text:span></text:p>
      <text:p text:style-name="P4">                    <text:span text:style-name="T7">blue</text:span><text:span text:style-name="T9">-=</text:span><text:span text:style-name="T13">1</text:span></text:p>
      <text:p text:style-name="P4">                <text:span text:style-name="T8">}</text:span></text:p>
      <text:p text:style-name="P4">                <text:span text:style-name="T7">bTxt</text:span><text:span text:style-name="T8">.</text:span><text:span text:style-name="T7">textContent</text:span><text:span text:style-name="T9">=</text:span><text:span text:style-name="T10">`Blue: </text:span><text:span text:style-name="T11">${</text:span><text:span text:style-name="T7">blue</text:span><text:span text:style-name="T11">}</text:span><text:span text:style-name="T10">`</text:span><text:span text:style-name="T8">;</text:span></text:p>
      <text:p text:style-name="P4">            <text:span text:style-name="T15">break</text:span><text:span text:style-name="T8">;</text:span></text:p>
      <text:p text:style-name="P2"/>
      <text:p text:style-name="P4">        <text:span text:style-name="T8">}</text:span></text:p>
      <text:p text:style-name="P2"/>
      <text:p text:style-name="P4">        <text:span text:style-name="T14">ctx</text:span><text:span text:style-name="T8">.</text:span><text:span text:style-name="T7">fillStyle</text:span><text:span text:style-name="T8"> </text:span><text:span text:style-name="T9">=</text:span><text:span text:style-name="T8"> </text:span><text:span text:style-name="T10">`rgb(</text:span><text:span text:style-name="T11">${</text:span><text:span text:style-name="T7">red</text:span><text:span text:style-name="T11">}</text:span><text:span text:style-name="T10">,</text:span><text:span text:style-name="T11">${</text:span><text:span text:style-name="T7">green</text:span><text:span text:style-name="T11">}</text:span><text:span text:style-name="T10">,</text:span><text:span text:style-name="T11">${</text:span><text:span text:style-name="T7">blue</text:span><text:span text:style-name="T11">}</text:span><text:span text:style-name="T10">)`</text:span><text:span text:style-name="T8">;</text:span></text:p>
      <text:p text:style-name="P4">        <text:span text:style-name="T14">colourDisplay</text:span><text:span text:style-name="T8">.</text:span><text:span text:style-name="T7">style</text:span><text:span text:style-name="T8">.</text:span><text:span text:style-name="T7">backgroundColor</text:span><text:span text:style-name="T8"> </text:span><text:span text:style-name="T9">=</text:span><text:span text:style-name="T8"> </text:span><text:span text:style-name="T10">`rgb(</text:span><text:span text:style-name="T11">${</text:span><text:span text:style-name="T7">red</text:span><text:span text:style-name="T11">}</text:span><text:span text:style-name="T10">,</text:span><text:span text:style-name="T11">${</text:span><text:span text:style-name="T7">green</text:span><text:span text:style-name="T11">}</text:span><text:span text:style-name="T10">,</text:span><text:span text:style-name="T11">${</text:span><text:span text:style-name="T7">blue</text:span><text:span text:style-name="T11">}</text:span><text:span text:style-name="T10">)`</text:span><text:span text:style-name="T8">;</text:span></text:p>
      <text:p text:style-name="P4">  </text:p>
      <text:p text:style-name="P3">}</text:p>
      <text:p text:style-name="P6"><text:line-break/></text:p>
      <text:p text:style-name="P1">// Clear canvas</text:p>
      <text:p text:style-name="P2"/>
      <text:p text:style-name="P3"><text:span text:style-name="T1">const</text:span> <text:span text:style-name="T2">clearBtn</text:span> <text:span text:style-name="T3">=</text:span> <text:span text:style-name="T4">document</text:span>.<text:span text:style-name="T5">getElementById</text:span>(<text:span text:style-name="T6">"clearCanvasBtn"</text:span>)</text:p>
      <text:p text:style-name="P3"><text:span text:style-name="T2">clearBtn</text:span>.<text:span text:style-name="T5">addEventListener</text:span>(<text:span text:style-name="T6">"click"</text:span>, ()<text:span text:style-name="T1">=&gt;</text:span>{</text:p>
      <text:p text:style-name="P4">    <text:span text:style-name="T14">ctx</text:span><text:span text:style-name="T8">.</text:span><text:span text:style-name="T7">fillStyle</text:span><text:span text:style-name="T8"> </text:span><text:span text:style-name="T9">=</text:span><text:span text:style-name="T8"> </text:span><text:span text:style-name="T10">`rgb(250,250,250)`</text:span><text:span text:style-name="T8">;</text:span></text:p>
      <text:p text:style-name="P4">    <text:span text:style-name="T14">ctx</text:span><text:span text:style-name="T8">.</text:span><text:span text:style-name="T12">fillRect</text:span><text:span text:style-name="T8">(</text:span><text:span text:style-name="T13">0</text:span><text:span text:style-name="T8">, </text:span><text:span text:style-name="T13">0</text:span><text:span text:style-name="T8">, </text:span><text:span text:style-name="T14">canvas</text:span><text:span text:style-name="T8">.</text:span><text:span text:style-name="T7">width</text:span><text:span text:style-name="T8">, </text:span><text:span text:style-name="T14">canvas</text:span><text:span text:style-name="T8">.</text:span><text:span text:style-name="T7">height</text:span><text:span text:style-name="T8">);</text:span></text:p>
      <text:p text:style-name="P4">    <text:span text:style-name="T14">ctx</text:span><text:span text:style-name="T8">.</text:span><text:span text:style-name="T7">fillStyle</text:span><text:span text:style-name="T8"> </text:span><text:span text:style-name="T9">=</text:span><text:span text:style-name="T8"> </text:span><text:span text:style-name="T10">`rgb(</text:span><text:span text:style-name="T11">${</text:span><text:span text:style-name="T7">red</text:span><text:span text:style-name="T11">}</text:span><text:span text:style-name="T10">,</text:span><text:span text:style-name="T11">${</text:span><text:span text:style-name="T7">green</text:span><text:span text:style-name="T11">}</text:span><text:span text:style-name="T10">,</text:span><text:span text:style-name="T11">${</text:span><text:span text:style-name="T7">blue</text:span><text:span text:style-name="T11">}</text:span><text:span text:style-name="T10">)`</text:span><text:span text:style-name="T8">;</text:span></text:p>
      <text:p text:style-name="P4">    <text:span text:style-name="T12">closeFun</text:span><text:span text:style-name="T8">()</text:span></text:p>
      <text:p text:style-name="P2"/>
      <text:p text:style-name="P3">})</text:p>
      <text:p text:style-name="P2"/>
      <text:p text:style-name="P1">// Eraser</text:p>
      <text:p text:style-name="P3"><text:span text:style-name="T1">const</text:span> <text:span text:style-name="T2">eraserBtn</text:span> <text:span text:style-name="T3">=</text:span> <text:span text:style-name="T4">document</text:span>.<text:span text:style-name="T5">getElementById</text:span>(<text:span text:style-name="T6">"eraserBtn"</text:span>)</text:p>
      <text:p text:style-name="P3"><text:span text:style-name="T2">eraserBtn</text:span>.<text:span text:style-name="T5">addEventListener</text:span>(<text:span text:style-name="T6">"click"</text:span>, ()<text:span text:style-name="T1">=&gt;</text:span>{</text:p>
      <text:p text:style-name="P2"/>
      <text:p text:style-name="P4"><text:soft-page-break/>    <text:span text:style-name="T7">red</text:span><text:span text:style-name="T8"> </text:span><text:span text:style-name="T9">=</text:span><text:span text:style-name="T8"> </text:span><text:span text:style-name="T13">250</text:span></text:p>
      <text:p text:style-name="P4">    <text:span text:style-name="T7">green</text:span><text:span text:style-name="T8"> </text:span><text:span text:style-name="T9">=</text:span><text:span text:style-name="T8"> </text:span><text:span text:style-name="T13">250</text:span></text:p>
      <text:p text:style-name="P4">    <text:span text:style-name="T7">blue</text:span><text:span text:style-name="T8"> </text:span><text:span text:style-name="T9">=</text:span><text:span text:style-name="T8"> </text:span><text:span text:style-name="T13">250</text:span></text:p>
      <text:p text:style-name="P2"/>
      <text:p text:style-name="P4">        <text:span text:style-name="T14">ctx</text:span><text:span text:style-name="T8">.</text:span><text:span text:style-name="T7">fillStyle</text:span><text:span text:style-name="T8"> </text:span><text:span text:style-name="T9">=</text:span><text:span text:style-name="T8"> </text:span><text:span text:style-name="T10">`rgb(</text:span><text:span text:style-name="T11">${</text:span><text:span text:style-name="T7">red</text:span><text:span text:style-name="T11">}</text:span><text:span text:style-name="T10">,</text:span><text:span text:style-name="T11">${</text:span><text:span text:style-name="T7">green</text:span><text:span text:style-name="T11">}</text:span><text:span text:style-name="T10">,</text:span><text:span text:style-name="T11">${</text:span><text:span text:style-name="T7">blue</text:span><text:span text:style-name="T11">}</text:span><text:span text:style-name="T10">)`</text:span><text:span text:style-name="T8">;</text:span></text:p>
      <text:p text:style-name="P4">        <text:span text:style-name="T14">colourDisplay</text:span><text:span text:style-name="T8">.</text:span><text:span text:style-name="T7">style</text:span><text:span text:style-name="T8">.</text:span><text:span text:style-name="T7">backgroundColor</text:span><text:span text:style-name="T8"> </text:span><text:span text:style-name="T9">=</text:span><text:span text:style-name="T8"> </text:span><text:span text:style-name="T10">`rgb(</text:span><text:span text:style-name="T11">${</text:span><text:span text:style-name="T7">red</text:span><text:span text:style-name="T11">}</text:span><text:span text:style-name="T10">,</text:span><text:span text:style-name="T11">${</text:span><text:span text:style-name="T7">green</text:span><text:span text:style-name="T11">}</text:span><text:span text:style-name="T10">,</text:span><text:span text:style-name="T11">${</text:span><text:span text:style-name="T7">blue</text:span><text:span text:style-name="T11">}</text:span><text:span text:style-name="T10">)`</text:span><text:span text:style-name="T8">;</text:span></text:p>
      <text:p text:style-name="P4">    </text:p>
      <text:p text:style-name="P4">        <text:span text:style-name="T14">rTxt</text:span><text:span text:style-name="T8">.</text:span><text:span text:style-name="T7">textContent</text:span><text:span text:style-name="T9">=</text:span><text:span text:style-name="T10">`Red: </text:span><text:span text:style-name="T11">${</text:span><text:span text:style-name="T7">red</text:span><text:span text:style-name="T11">}</text:span><text:span text:style-name="T10">`</text:span><text:span text:style-name="T8">;</text:span></text:p>
      <text:p text:style-name="P4">        <text:span text:style-name="T14">gTxt</text:span><text:span text:style-name="T8">.</text:span><text:span text:style-name="T7">textContent</text:span><text:span text:style-name="T9">=</text:span><text:span text:style-name="T10">`green: </text:span><text:span text:style-name="T11">${</text:span><text:span text:style-name="T7">green</text:span><text:span text:style-name="T11">}</text:span><text:span text:style-name="T10">`</text:span><text:span text:style-name="T8">;</text:span></text:p>
      <text:p text:style-name="P4">        <text:span text:style-name="T14">bTxt</text:span><text:span text:style-name="T8">.</text:span><text:span text:style-name="T7">textContent</text:span><text:span text:style-name="T9">=</text:span><text:span text:style-name="T10">`Blue: </text:span><text:span text:style-name="T11">${</text:span><text:span text:style-name="T7">blue</text:span><text:span text:style-name="T11">}</text:span><text:span text:style-name="T10">`</text:span><text:span text:style-name="T8">;</text:span></text:p>
      <text:p text:style-name="P2"/>
      <text:p text:style-name="P3">}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8:28:36.644242500</meta:creation-date>
    <dc:date>2025-11-24T18:29:06.250997800</dc:date>
    <meta:editing-duration>PT30S</meta:editing-duration>
    <meta:editing-cycles>1</meta:editing-cycles>
    <meta:document-statistic meta:table-count="0" meta:image-count="0" meta:object-count="0" meta:page-count="4" meta:paragraph-count="131" meta:word-count="240" meta:character-count="3647" meta:non-whitespace-character-count="2524"/>
    <meta:generator>LibreOffice/25.8.3.2$Windows_X86_64 LibreOffice_project/8ca8d55c161d602844f5428fa4b58097424e324e</meta:generator>
  </office:meta>
</office:document-meta>
</file>